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33ff99" draw:textarea-vertical-align="middle"/>
    </style:style>
    <style:style style:name="gr3" style:family="graphic" style:parent-style-name="standard">
      <style:graphic-properties draw:fill="solid" draw:fill-color="#ffffcc" draw:textarea-vertical-align="middle"/>
    </style:style>
    <style:style style:name="gr4" style:family="graphic" style:parent-style-name="standard">
      <style:graphic-properties draw:fill="solid" draw:fill-color="#ccffff" draw:textarea-vertical-align="middle"/>
    </style:style>
    <style:style style:name="gr5" style:family="graphic" style:parent-style-name="standard">
      <style:graphic-properties draw:fill="solid" draw:fill-color="#ffcc99" draw:textarea-vertical-align="middle"/>
    </style:style>
    <style:style style:name="gr6" style:family="graphic" style:parent-style-name="standard">
      <style:graphic-properties svg:stroke-color="#111111" draw:fill="solid" draw:fill-color="#eeeeee" draw:textarea-vertical-align="middle"/>
    </style:style>
    <style:style style:name="gr7" style:family="graphic" style:parent-style-name="objectwithoutfill">
      <style:graphic-properties draw:fill="none" draw:fill-color="#ffffcc" draw:textarea-vertical-align="middle"/>
    </style:style>
    <style:style style:name="gr8" style:family="graphic" style:parent-style-name="standard">
      <style:graphic-properties draw:fill="solid" draw:fill-color="#dddddd" draw:textarea-vertical-align="middle"/>
    </style:style>
    <style:style style:name="gr9" style:family="graphic" style:parent-style-name="standard">
      <style:graphic-properties svg:stroke-color="#111111" draw:fill="solid" draw:fill-color="#ccff99" draw:textarea-vertical-align="middle"/>
    </style:style>
    <style:style style:name="gr10" style:family="graphic" style:parent-style-name="standard">
      <style:graphic-properties svg:stroke-color="#111111" draw:fill="solid" draw:fill-color="#ffcc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1cm" svg:height="1.6cm" svg:x="3.4cm" svg:y="8.5cm">
          <text:p text:style-name="P1">Neutron</text:p>
          <text:p text:style-name="P1">Base API</text:p>
        </draw:rect>
        <draw:rect draw:style-name="gr2" draw:text-style-name="P1" draw:layer="layout" svg:width="5.6cm" svg:height="1.6cm" svg:x="9.7cm" svg:y="8.5cm">
          <text:p text:style-name="P1">Photon</text:p>
          <text:p text:style-name="P1">2D Graphics</text:p>
        </draw:rect>
        <draw:rect draw:style-name="gr3" draw:text-style-name="P1" draw:layer="layout" svg:width="3.6cm" svg:height="3.6cm" svg:x="3.4cm" svg:y="4.7cm">
          <text:p text:style-name="P1">Muon</text:p>
          <text:p text:style-name="P1">Command</text:p>
          <text:p text:style-name="P1">Line</text:p>
        </draw:rect>
        <draw:rect draw:style-name="gr4" draw:text-style-name="P1" draw:layer="layout" svg:width="5.301cm" svg:height="1.3cm" draw:transform="skewX (0.0137881010907526) rotate (0.0137881010907526) translate (7.1cm 6.973cm)">
          <text:p text:style-name="P1">Ion</text:p>
        </draw:rect>
        <draw:rect draw:style-name="gr5" draw:text-style-name="P1" draw:layer="layout" svg:width="5.3cm" svg:height="2cm" svg:x="7.1cm" svg:y="4.7cm">
          <text:p text:style-name="P1">Nano</text:p>
          <text:p text:style-name="P1">C# interpreter</text:p>
        </draw:rect>
        <draw:rect draw:style-name="gr6" draw:text-style-name="P1" draw:layer="layout" svg:width="2.8cm" svg:height="3.5cm" svg:x="12.5cm" svg:y="4.7cm">
          <text:p text:style-name="P1">Custom</text:p>
          <text:p text:style-name="P1">C code</text:p>
        </draw:rect>
        <draw:line draw:style-name="gr7" draw:text-style-name="P1" draw:layer="layout" svg:x1="3.4cm" svg:y1="8.4cm" svg:x2="15.3cm" svg:y2="8.4cm">
          <text:p/>
        </draw:line>
        <draw:line draw:style-name="gr7" draw:text-style-name="P1" draw:layer="layout" svg:x1="3.4cm" svg:y1="10.2cm" svg:x2="15.3cm" svg:y2="10.2cm">
          <text:p/>
        </draw:line>
        <draw:line draw:style-name="gr7" draw:text-style-name="P1" draw:layer="layout" svg:x1="3.4cm" svg:y1="4.6cm" svg:x2="15.3cm" svg:y2="4.6cm">
          <text:p/>
        </draw:line>
        <draw:rect draw:style-name="gr8" draw:text-style-name="P1" draw:layer="layout" svg:width="5.3cm" svg:height="1.2cm" svg:x="7.1cm" svg:y="3.3cm">
          <text:p text:style-name="P1">C# Apps</text:p>
        </draw:rect>
        <draw:rect draw:style-name="gr9" draw:text-style-name="P1" draw:layer="layout" svg:width="3cm" svg:height="1.6cm" svg:x="3.4cm" svg:y="10.3cm">
          <text:p text:style-name="P1">Krypton</text:p>
          <text:p text:style-name="P1">(Windows)</text:p>
        </draw:rect>
        <draw:rect draw:style-name="gr10" draw:text-style-name="P1" draw:layer="layout" svg:width="3cm" svg:height="1.6cm" svg:x="6.5cm" svg:y="10.3cm">
          <text:p text:style-name="P1">Electron</text:p>
          <text:p text:style-name="P1">(Linux)</text:p>
        </draw:rect>
        <draw:rect draw:style-name="gr8" draw:text-style-name="P1" draw:layer="layout" svg:width="2.7cm" svg:height="1.6cm" svg:x="9.7cm" svg:y="10.3cm">
          <text:p text:style-name="P1">Atom</text:p>
          <text:p text:style-name="P1">pic16</text:p>
        </draw:rect>
        <draw:rect draw:style-name="gr8" draw:text-style-name="P1" draw:layer="layout" svg:width="2.8cm" svg:height="1.6cm" svg:x="12.5cm" svg:y="10.3cm">
          <text:p text:style-name="P1">Atom</text:p>
          <text:p text:style-name="P1">pic32</text:p>
        </draw:rect>
        <draw:frame draw:style-name="gr11" draw:text-style-name="P1" draw:layer="layout" svg:width="3.563cm" svg:height="2.387cm" svg:x="10.737cm" svg:y="12.1cm">
          <draw:text-box>
            <text:p text:style-name="P1">Embedded</text:p>
            <text:p text:style-name="P1">Microchip</text:p>
            <text:p text:style-name="P1">Systems</text:p>
          </draw:text-box>
        </draw:frame>
        <draw:frame draw:style-name="gr12" draw:text-style-name="P1" draw:layer="layout" svg:width="3.707cm" svg:height="1.675cm" svg:x="4.3cm" svg:y="12.4cm">
          <draw:text-box>
            <text:p text:style-name="P1">Host based</text:p>
            <text:p text:style-name="P1">system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Nunn</meta:initial-creator>
    <meta:creation-date>2021-01-10T08:21:14.21</meta:creation-date>
    <dc:date>2021-01-10T08:33:10.65</dc:date>
    <dc:creator>Peter Nunn</dc:creator>
    <meta:editing-duration>PT11M56S</meta:editing-duration>
    <meta:editing-cycles>1</meta:editing-cycles>
    <meta:document-statistic meta:object-count="16"/>
    <meta:generator>OpenOffice/4.1.8$Win32 OpenOffice.org_project/418m3$Build-9803</meta:generator>
  </office:meta>
</office:document-meta>
</file>